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Quoi</text:p>
          </table:table-cell>
          <table:table-cell office:value-type="string" calcext:value-type="string">
            <text:p>Prix d’achat</text:p>
          </table:table-cell>
          <table:table-cell table:style-name="ce1" office:value-type="string" calcext:value-type="string">
            <text:p>“+10%"</text:p>
          </table:table-cell>
          <table:table-cell office:value-type="string" calcext:value-type="string">
            <text:p>round()</text:p>
          </table:table-cell>
        </table:table-row>
        <table:table-row table:style-name="ro1">
          <table:table-cell office:value-type="string" calcext:value-type="string">
            <text:p>Coca 33cl</text:p>
          </table:table-cell>
          <table:table-cell table:formula="of:=11.79/15" office:value-type="float" office:value="0.786" calcext:value-type="float">
            <text:p>0.786</text:p>
          </table:table-cell>
          <table:table-cell table:formula="of:=1.1*[.B2]" office:value-type="float" office:value="0.8646" calcext:value-type="float">
            <text:p>0.8646</text:p>
          </table:table-cell>
          <table:table-cell table:formula="of:=ROUND([.C2];1)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Fanta Orange 33cl</text:p>
          </table:table-cell>
          <table:table-cell table:formula="of:=12.23/15" office:value-type="float" office:value="0.815333333333333" calcext:value-type="float">
            <text:p>0.815333333333333</text:p>
          </table:table-cell>
          <table:table-cell table:formula="of:=1.1*[.B3]" office:value-type="float" office:value="0.896866666666667" calcext:value-type="float">
            <text:p>0.896866666666667</text:p>
          </table:table-cell>
          <table:table-cell table:formula="of:=ROUND([.C3];1)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ays Chips nature</text:p>
          </table:table-cell>
          <table:table-cell table:formula="of:=13.8/20" office:value-type="float" office:value="0.69" calcext:value-type="float">
            <text:p>0.69</text:p>
          </table:table-cell>
          <table:table-cell table:formula="of:=1.1*[.B4]" office:value-type="float" office:value="0.759" calcext:value-type="float">
            <text:p>0.759</text:p>
          </table:table-cell>
          <table:table-cell table:formula="of:=ROUND([.C4];1)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Lays Chips paprika</text:p>
          </table:table-cell>
          <table:table-cell table:formula="of:=13.8/20" office:value-type="float" office:value="0.69" calcext:value-type="float">
            <text:p>0.69</text:p>
          </table:table-cell>
          <table:table-cell table:formula="of:=1.1*[.B5]" office:value-type="float" office:value="0.759" calcext:value-type="float">
            <text:p>0.759</text:p>
          </table:table-cell>
          <table:table-cell table:formula="of:=ROUND([.C5];1)" office:value-type="float" office:value="0.8" calcext:value-type="float">
            <text:p>0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8:20:47.115170979</meta:creation-date>
    <dc:date>2023-09-21T18:34:44.473783265</dc:date>
    <meta:editing-duration>PT13M58S</meta:editing-duration>
    <meta:editing-cycles>2</meta:editing-cycles>
    <meta:generator>LibreOffice/7.3.7.2$Linux_X86_64 LibreOffice_project/30$Build-2</meta:generator>
    <meta:document-statistic meta:table-count="1" meta:cell-count="20" meta:object-count="0"/>
  </office:meta>
</office:document-meta>
</file>